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Unit-Testing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r. Karsten Ahnert, Ambrosys Gmb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</text:list-item>
              <text:list-item>
                <text:p>GoogleTest and GoogleMock</text:p>
              </text:list-item>
              <text:list-item>
                <text:p>Cpp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it-Testing</text:p>
                <text:list>
                  <text:list-item>
                    <text:p>Test separate modules, i.e. classes, functions, etc.</text:p>
                  </text:list-item>
                  <text:list-item>
                    <text:p>Give the developer the security that currently developing code is correct</text:p>
                  </text:list-item>
                </text:list>
              </text:list-item>
              <text:list-item>
                <text:p>Integration or regression Testing</text:p>
                <text:list>
                  <text:list-item>
                    <text:p>Test the interaction of several modules, i.e. complete applications</text:p>
                  </text:list-item>
                  <text:list-item>
                    <text:p>Gives the developer the security that already working code is not disturbed</text:p>
                  </text:list-item>
                </text:list>
              </text:list-item>
              <text:list-item>
                <text:p>Several other test methods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f you find a bug, fix it and write a test</text:p>
              </text:list-item>
              <text:list-item>
                <text:p>Don't write any test applications, only write unit tests</text:p>
              </text:list-item>
              <text:list-item>
                <text:p>Proper testing might be difficult, you need to introduce lots of interfaces and customization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 an expression library</text:p>
          </draw:text-box>
        </draw:frame>
        <draw:frame presentation:style-name="pr5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Build and evaluate arbitrary expression trees during runtime</text:p>
              </text:list-item>
            </text:list>
          </draw:text-box>
        </draw:frame>
        <draw:frame draw:style-name="gr2" draw:layer="layout" svg:width="10.16cm" svg:height="6.35cm" svg:x="2.508cm" svg:y="10.144cm">
          <draw:text-box>
            <text:p>Example:</text:p>
            <text:p>Voltage controller with 2 Input and which fires if</text:p>
            <text:p/>
            <text:p>(Input1+5V) &gt; (Input2*0.5)</text:p>
          </draw:text-box>
        </draw:frame>
        <draw:g>
          <draw:custom-shape draw:style-name="gr3" draw:text-style-name="P1" draw:layer="layout" svg:width="2.794cm" svg:height="1.524cm" svg:x="17.272cm" svg:y="10.668cm">
            <text:p text:style-name="P1">&gt;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1.922cm" svg:y="16.256cm">
            <text:p text:style-name="P1">Input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9.558cm" svg:y="16.256cm">
            <text:p text:style-name="P1">Input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3.716cm" svg:y="13.462cm">
            <text:p text:style-name="P1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0.692cm" svg:y="13.406cm">
            <text:p text:style-name="P1">*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2.86cm" svg:y="16.256cm">
            <text:p text:style-name="P1">0.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5.224cm" svg:y="16.256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13.208cm" svg:y1="16.256cm" svg:x2="14.732cm" svg:y2="14.986cm">
            <text:p/>
          </draw:line>
          <draw:line draw:style-name="gr4" draw:text-style-name="P1" draw:layer="layout" svg:x1="16.764cm" svg:y1="16.256cm" svg:x2="15.494cm" svg:y2="14.986cm">
            <text:p/>
          </draw:line>
          <draw:line draw:style-name="gr4" draw:text-style-name="P1" draw:layer="layout" svg:x1="15.24cm" svg:y1="13.462cm" svg:x2="18.542cm" svg:y2="12.192cm">
            <text:p/>
          </draw:line>
          <draw:line draw:style-name="gr4" draw:text-style-name="P1" draw:layer="layout" svg:x1="18.796cm" svg:y1="12.192cm" svg:x2="22.352cm" svg:y2="13.406cm">
            <text:p/>
          </draw:line>
          <draw:line draw:style-name="gr4" draw:text-style-name="P1" draw:layer="layout" svg:x1="21.844cm" svg:y1="14.93cm" svg:x2="20.828cm" svg:y2="16.256cm">
            <text:p/>
          </draw:line>
          <draw:line draw:style-name="gr4" draw:text-style-name="P1" draw:layer="layout" svg:x1="22.606cm" svg:y1="14.93cm" svg:x2="24.384cm" svg:y2="16.25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ion Libra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Test and GooleMoc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pUni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sten </meta:initial-creator>
    <meta:creation-date>2013-08-15T17:50:24</meta:creation-date>
    <dc:date>2013-08-18T15:53:18</dc:date>
    <dc:creator>karsten </dc:creator>
    <meta:editing-duration>PT3M39S</meta:editing-duration>
    <meta:editing-cycles>8</meta:editing-cycles>
    <meta:generator>LibreOffice/4.0.2.2$Linux_X86_64 LibreOffice_project/400m0$Build-2</meta:generator>
    <meta:document-statistic meta:object-count="72"/>
  </office:meta>
</office:document-meta>
</file>